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ce style:name="Noto Serif CJK SC1"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break-before="page"/>
    </style:style>
    <style:style style:name="P2"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3" style:family="paragraph" style:parent-style-name="Preformatted_20_Text">
      <style:paragraph-properties fo:margin-left="0cm" fo:margin-right="0cm" fo:text-indent="0cm" style:auto-text-indent="false" fo:padding="0.049cm" fo:border="0.06pt solid #d9d9e3"/>
    </style:style>
    <style:style style:name="P4"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Preformatted_20_Text">
      <style:paragraph-properties fo:margin-top="0cm" fo:margin-bottom="0.499cm" style:contextual-spacing="false" fo:padding="0.049cm" fo:border="0.06pt solid #d9d9e3"/>
    </style:style>
    <style:style style:name="P6" style:family="paragraph" style:parent-style-name="Preformatted_20_Text">
      <style:paragraph-properties fo:padding="0.049cm" fo:border="0.06pt solid #d9d9e3"/>
    </style:style>
    <style:style style:name="P7" style:family="paragraph" style:parent-style-name="Standard">
      <style:paragraph-properties fo:text-align="start" style:justify-single-word="false"/>
      <style:text-properties fo:color="#000000" loext:opacity="100%" style:font-name="Liberation Serif" fo:font-size="12pt" fo:language="es" fo:country="ES" officeooo:paragraph-rsid="00073ba1" style:font-name-asian="Noto Serif CJK SC" style:font-name-complex="Lohit Devanagari"/>
    </style:style>
    <style:style style:name="P8" style:family="paragraph" style:parent-style-name="Standard">
      <style:paragraph-properties fo:text-align="start" style:justify-single-word="false"/>
      <style:text-properties fo:color="#000000" loext:opacity="100%" style:font-name="Liberation Serif" fo:font-size="12pt" fo:language="es" fo:country="ES" officeooo:rsid="0007fcde" officeooo:paragraph-rsid="0007fcde" style:font-name-asian="Noto Serif CJK SC" style:font-name-complex="Lohit Devanagari"/>
    </style:style>
    <style:style style:name="P9" style:family="paragraph" style:parent-style-name="Standard">
      <style:paragraph-properties fo:text-align="start" style:justify-single-word="false"/>
      <style:text-properties fo:color="#000000" loext:opacity="100%" style:font-name="Liberation Serif" fo:font-size="12pt" fo:language="es" fo:country="ES" officeooo:rsid="00081e67" officeooo:paragraph-rsid="00081e67" style:font-name-asian="Noto Serif CJK SC" style:font-name-complex="Lohit Devanagari"/>
    </style:style>
    <style:style style:name="P10" style:family="paragraph" style:parent-style-name="Text_20_body">
      <style:paragraph-properties fo:margin-left="0cm" fo:margin-right="0cm" fo:text-indent="0cm" style:auto-text-indent="false" fo:padding="0.049cm" fo:border="0.06pt solid #d9d9e3"/>
    </style:style>
    <style:style style:name="P11"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12" style:family="paragraph" style:parent-style-name="Text_20_body" style:list-style-name="L1">
      <style:paragraph-properties fo:margin-left="0cm" fo:margin-right="0cm" fo:text-indent="0cm" style:auto-text-indent="false" fo:padding="0.049cm" fo:border="0.06pt solid #d9d9e3"/>
    </style:style>
    <style:style style:name="P13"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14" style:family="paragraph" style:parent-style-name="Text_20_body" style:list-style-name="L2">
      <style:paragraph-properties fo:margin-left="0cm" fo:margin-right="0cm" fo:text-indent="0cm" style:auto-text-indent="false" fo:padding="0.049cm" fo:border="0.06pt solid #d9d9e3"/>
    </style:style>
    <style:style style:name="P15" style:family="paragraph" style:parent-style-name="Text_20_body" style:list-style-name="L3">
      <style:paragraph-properties fo:margin-left="0cm" fo:margin-right="0cm" fo:text-indent="0cm" style:auto-text-indent="false" fo:padding="0.049cm" fo:border="0.06pt solid #d9d9e3"/>
    </style:style>
    <style:style style:name="P16" style:family="paragraph" style:parent-style-name="Text_20_body" style:list-style-name="L4">
      <style:paragraph-properties fo:margin-left="0cm" fo:margin-right="0cm" fo:text-indent="0cm" style:auto-text-indent="false" fo:padding="0.049cm" fo:border="0.06pt solid #d9d9e3"/>
    </style:style>
    <style:style style:name="P17" style:family="paragraph" style:parent-style-name="Text_20_body">
      <style:paragraph-properties fo:text-align="start" style:justify-single-word="false"/>
      <style:text-properties fo:color="#000000" loext:opacity="100%" style:font-name="Liberation Serif" fo:font-size="12pt" fo:language="es" fo:country="ES" officeooo:paragraph-rsid="00073ba1" style:font-name-asian="Noto Serif CJK SC" style:font-name-complex="Lohit Devanagari"/>
    </style:style>
    <style:style style:name="P18" style:family="paragraph" style:parent-style-name="Text_20_body">
      <style:paragraph-properties fo:text-align="start" style:justify-single-word="false"/>
      <style:text-properties fo:color="#000000" loext:opacity="100%" style:font-name="Liberation Serif" fo:font-size="12pt" fo:language="es" fo:country="ES" officeooo:rsid="0007fcde" officeooo:paragraph-rsid="0007fcde" style:font-name-asian="Noto Serif CJK SC" style:font-name-complex="Lohit Devanagari" loext:padding="0.049cm" loext:border="0.06pt solid #d9d9e3"/>
    </style:style>
    <style:style style:name="P19" style:family="paragraph" style:parent-style-name="Text_20_body">
      <style:paragraph-properties fo:margin-left="0cm" fo:margin-right="0cm" fo:text-indent="0cm" style:auto-text-indent="false"/>
      <style:text-properties loext:padding="0.049cm" loext:border="0.06pt solid #d9d9e3"/>
    </style:style>
    <style:style style:name="P20"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1"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2"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3" style:family="paragraph" style:parent-style-name="Text_20_body" style:list-style-name="L5">
      <style:paragraph-properties fo:margin-left="0cm" fo:margin-right="0cm" fo:text-indent="0cm" style:auto-text-indent="false" fo:padding="0.049cm" fo:border="0.06pt solid #d9d9e3"/>
      <style:text-properties loext:padding="0.049cm" loext:border="0.06pt solid #d9d9e3"/>
    </style:style>
    <style:style style:name="P24"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5" style:family="paragraph" style:parent-style-name="Text_20_body" style:list-style-name="L6">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7" style:family="paragraph" style:parent-style-name="Text_20_body" style:list-style-name="L7">
      <style:paragraph-properties fo:margin-left="0cm" fo:margin-right="0cm" fo:text-indent="0cm" style:auto-text-indent="false" fo:padding="0.049cm" fo:border="0.06pt solid #d9d9e3"/>
      <style:text-properties loext:padding="0.049cm" loext:border="0.06pt solid #d9d9e3"/>
    </style:style>
    <style:style style:name="P28"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9" style:family="paragraph" style:parent-style-name="Text_20_body" style:list-style-name="L8">
      <style:paragraph-properties fo:margin-left="0cm" fo:margin-right="0cm" fo:text-indent="0cm" style:auto-text-indent="false" fo:padding="0.049cm" fo:border="0.06pt solid #d9d9e3"/>
      <style:text-properties loext:padding="0.049cm" loext:border="0.06pt solid #d9d9e3"/>
    </style:style>
    <style:style style:name="P30" style:family="paragraph" style:parent-style-name="Text_20_body" style:list-style-name="L5">
      <style:paragraph-properties fo:margin-left="0cm" fo:margin-right="0cm" fo:text-indent="0cm" style:auto-text-indent="false" fo:padding="0.049cm" fo:border="0.06pt solid #d9d9e3"/>
    </style:style>
    <style:style style:name="P31" style:family="paragraph" style:parent-style-name="Text_20_body" style:list-style-name="L7">
      <style:paragraph-properties fo:margin-left="0cm" fo:margin-right="0cm" fo:text-indent="0cm" style:auto-text-indent="false" fo:padding="0.049cm" fo:border="0.06pt solid #d9d9e3"/>
    </style:style>
    <style:style style:name="P32" style:family="paragraph" style:parent-style-name="Text_20_body" style:list-style-name="L8">
      <style:paragraph-properties fo:margin-left="0cm" fo:margin-right="0cm" fo:text-indent="0cm" style:auto-text-indent="false" fo:padding="0.049cm" fo:border="0.06pt solid #d9d9e3"/>
    </style:style>
    <style:style style:name="T1" style:family="text">
      <style:text-properties officeooo:rsid="00073ba1"/>
    </style:style>
    <style:style style:name="T2"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P sanBlas – Módulo 0<text:span text:style-name="T1">2</text:span> – <text:span text:style-name="T1">05</text:span>/0<text:span text:style-name="T1">2</text:span>/2024</text:p>
      <text:p text:style-name="P7"/>
      <text:p text:style-name="P17"><text:span text:style-name="T1">P</text:span>asos genéricos para la instalación de un sistema operativo suelen ser similares, aunque la interfaz y el orden pueden variar según el sistema específico. Aquí te doy una guía general:</text:p>
      <text:list text:style-name="L1">
        <text:list-item>
          <text:p text:style-name="P12"><text:span text:style-name="Strong_20_Emphasis"><text:span text:style-name="T2">Preparación:</text:span></text:span></text:p>
          <text:list>
            <text:list-item>
              <text:p text:style-name="P11">Asegúrate de tener una copia de seguridad de tus datos importantes.</text:p>
            </text:list-item>
            <text:list-item>
              <text:p text:style-name="P11">Revisa los requisitos del sistema para el sistema operativo que estás instalando.</text:p>
            </text:list-item>
          </text:list>
        </text:list-item>
        <text:list-item>
          <text:p text:style-name="P12"><text:span text:style-name="Strong_20_Emphasis"><text:span text:style-name="T2">Obtención del medio de instalación:</text:span></text:span></text:p>
          <text:list>
            <text:list-item>
              <text:p text:style-name="P11">Descarga la imagen ISO del sistema operativo desde el sitio web oficial.</text:p>
            </text:list-item>
            <text:list-item>
              <text:p text:style-name="P11">Quema la imagen en un DVD o crea un USB de arranque.</text:p>
            </text:list-item>
          </text:list>
        </text:list-item>
        <text:list-item>
          <text:p text:style-name="P12"><text:span text:style-name="Strong_20_Emphasis"><text:span text:style-name="T2">Arranque desde el medio de instalación:</text:span></text:span></text:p>
          <text:list>
            <text:list-item>
              <text:p text:style-name="P11">Configura la BIOS/UEFI para arrancar desde el DVD o USB.</text:p>
            </text:list-item>
            <text:list-item>
              <text:p text:style-name="P11">Reinicia la computadora con el medio de instalación insertado.</text:p>
            </text:list-item>
          </text:list>
        </text:list-item>
        <text:list-item>
          <text:p text:style-name="P12"><text:span text:style-name="Strong_20_Emphasis"><text:span text:style-name="T2">Inicio del proceso de instalación:</text:span></text:span></text:p>
          <text:list>
            <text:list-item>
              <text:p text:style-name="P11">Selecciona el idioma, la región y la configuración del teclado.</text:p>
            </text:list-item>
          </text:list>
        </text:list-item>
        <text:list-item>
          <text:p text:style-name="P12"><text:span text:style-name="Strong_20_Emphasis"><text:span text:style-name="T2">Particionamiento del disco:</text:span></text:span></text:p>
          <text:list>
            <text:list-item>
              <text:p text:style-name="P11">Selecciona el disco duro o la partición donde instalar el sistema operativo.</text:p>
            </text:list-item>
            <text:list-item>
              <text:p text:style-name="P11">Define la estructura de las particiones (puede ser automático o manual).</text:p>
            </text:list-item>
          </text:list>
        </text:list-item>
        <text:list-item>
          <text:p text:style-name="P12"><text:span text:style-name="Strong_20_Emphasis"><text:span text:style-name="T2">Formato de particiones:</text:span></text:span></text:p>
          <text:list>
            <text:list-item>
              <text:p text:style-name="P11">Formatea las particiones según el sistema de archivos elegido (por ejemplo, NTFS para Windows, ext4 para Linux).</text:p>
            </text:list-item>
          </text:list>
        </text:list-item>
        <text:list-item>
          <text:p text:style-name="P12"><text:span text:style-name="Strong_20_Emphasis"><text:span text:style-name="T2">Instalación del sistema operativo:</text:span></text:span></text:p>
          <text:list>
            <text:list-item>
              <text:p text:style-name="P11">Copia los archivos del sistema operativo en el disco duro.</text:p>
            </text:list-item>
            <text:list-item>
              <text:p text:style-name="P11">Realiza configuraciones específicas del sistema operativo, como la creación de cuentas de usuario y contraseñas.</text:p>
            </text:list-item>
          </text:list>
        </text:list-item>
        <text:list-item>
          <text:p text:style-name="P12"><text:span text:style-name="Strong_20_Emphasis"><text:span text:style-name="T2">Configuración de red:</text:span></text:span></text:p>
          <text:list>
            <text:list-item>
              <text:p text:style-name="P11">Configura la conexión a la red si es necesario.</text:p>
            </text:list-item>
            <text:list-item>
              <text:p text:style-name="P11">Descarga e instala las actualizaciones del sistema operativo.</text:p>
            </text:list-item>
          </text:list>
        </text:list-item>
        <text:list-item>
          <text:p text:style-name="P12"><text:span text:style-name="Strong_20_Emphasis"><text:span text:style-name="T2">Configuración adicional:</text:span></text:span></text:p>
          <text:list>
            <text:list-item>
              <text:p text:style-name="P11">Establece la fecha y la hora.</text:p>
            </text:list-item>
            <text:list-item>
              <text:p text:style-name="P11">Personaliza la apariencia y las preferencias del sistema operativo.</text:p>
            </text:list-item>
          </text:list>
        </text:list-item>
        <text:list-item>
          <text:p text:style-name="P12"><text:span text:style-name="Strong_20_Emphasis"><text:span text:style-name="T2">Instalación de controladores y software adicional:</text:span></text:span></text:p>
        </text:list-item>
      </text:list>
      <text:list text:style-name="L2">
        <text:list-item>
          <text:p text:style-name="P13">Instala los controladores necesarios para el hardware de tu sistema.</text:p>
        </text:list-item>
        <text:list-item>
          <text:p text:style-name="P14">Agrega software adicional según tus necesidades.</text:p>
        </text:list-item>
      </text:list>
      <text:list text:style-name="L3">
        <text:list-item>
          <text:p text:style-name="P15"><text:span text:style-name="Strong_20_Emphasis"><text:span text:style-name="T2">Reinicio final:</text:span></text:span></text:p>
        </text:list-item>
      </text:list>
      <text:list text:style-name="L4">
        <text:list-item>
          <text:p text:style-name="P16"><text:soft-page-break/>Reinicia el sistema después de completar la instalación.</text:p>
        </text:list-item>
      </text:list>
      <text:p text:style-name="P10">Recuerda que estos pasos son generales y pueden variar dependiendo del sistema operativo específico que estés instalando. Es importante seguir las instrucciones proporcionadas por el fabricante del sistema operativo para obtener resultados óptimos.</text:p>
      <text:p text:style-name="P7"/>
      <text:p text:style-name="P8">Instalación windows 10 </text:p>
      <text:p text:style-name="P8"/>
      <text:p text:style-name="P8"><text:a xlink:type="simple" xlink:href="https://www.softzone.es/windows/como-se-hace/instalar-windows-10/" text:style-name="Internet_20_link" text:visited-style-name="Visited_20_Internet_20_Link">https://www.softzone.es/windows/como-se-hace/instalar-windows-10/</text:a></text:p>
      <text:p text:style-name="P8"/>
      <text:p text:style-name="P8">Instalación Windows 11</text:p>
      <text:p text:style-name="P8"/>
      <text:p text:style-name="P8"><text:a xlink:type="simple" xlink:href="https://support.microsoft.com/es-es/windows/formas-de-instalar-windows-11-e0edbbfb-cfc5-4011-868b-2ce77ac7c70e" text:style-name="Internet_20_link" text:visited-style-name="Visited_20_Internet_20_Link">https://support.microsoft.com/es-es/windows/formas-de-instalar-windows-11-e0edbbfb-cfc5-4011-868b-2ce77ac7c70e</text:a></text:p>
      <text:p text:style-name="P8"/>
      <text:p text:style-name="P8">Instalación Debian 12 (instalación mínima, de red, netinst)</text:p>
      <text:p text:style-name="P8"><text:a xlink:type="simple" xlink:href="https://universodigital.org/instalacion-de-gnu-linux-debian-12-bookworm-netinstall/" text:style-name="Internet_20_link" text:visited-style-name="Visited_20_Internet_20_Link"/></text:p>
      <text:p text:style-name="P8"><text:a xlink:type="simple" xlink:href="https://universodigital.org/instalacion-de-gnu-linux-debian-12-bookworm-netinstall/" text:style-name="Internet_20_link" text:visited-style-name="Visited_20_Internet_20_Link">https://universodigital.org/instalacion-de-gnu-linux-debian-12-bookworm-netinstall/</text:a></text:p>
      <text:p text:style-name="P8"/>
      <text:p text:style-name="P8"/>
      <text:p text:style-name="P9">Instalación Linux Mint</text:p>
      <text:p text:style-name="P9"/>
      <text:p text:style-name="P9"><text:a xlink:type="simple" xlink:href="https://linuxmint-installation-guide.readthedocs.io/en/latest/" text:style-name="Internet_20_link" text:visited-style-name="Visited_20_Internet_20_Link">https://linuxmint-installation-guide.readthedocs.io/en/latest/</text:a></text:p>
      <text:p text:style-name="P9"/>
      <text:p text:style-name="P9"/>
      <text:p text:style-name="P9"/>
      <text:p text:style-name="P1">CABLEADO DE RED (info básica)</text:p>
      <text:p text:style-name="P8"/>
      <text:p text:style-name="P8"><text:a xlink:type="simple" xlink:href="https://www.youtube.com/watch?v=m0BZkHj6p7U" text:style-name="Internet_20_link" text:visited-style-name="Visited_20_Internet_20_Link">https://www.youtube.com/watch?v=m0BZkHj6p7U</text:a></text:p>
      <text:p text:style-name="P8"><text:a xlink:type="simple" xlink:href="https://www.youtube.com/watch?v=YCEGfxOX5Ws" text:style-name="Internet_20_link" text:visited-style-name="Visited_20_Internet_20_Link">https://www.youtube.com/watch?v=YCEGfxOX5Ws</text:a></text:p>
      <text:p text:style-name="P8"/>
      <text:p text:style-name="P9">cat 7</text:p>
      <text:p text:style-name="P8"><text:a xlink:type="simple" xlink:href="https://www.youtube.com/watch?v=JZaokiKZG2M" text:style-name="Internet_20_link" text:visited-style-name="Visited_20_Internet_20_Link">https://www.youtube.com/watch?v=JZaokiKZG2M</text:a></text:p>
      <text:p text:style-name="P8"/>
      <text:p text:style-name="P8"/>
      <text:p text:style-name="P18">Un cable Ethernet es un tipo de cable utilizado para la conexión física entre dispositivos en una red de área local (LAN). Su nombre proviene del estándar de red llamado "Ethernet" que especifica cómo deben conectarse y comunicarse los dispositivos en una red local. Los cables Ethernet se utilizan comúnmente para conectar computadoras, impresoras, enrutadores, conmutadores y otros dispositivos de red.</text:p>
      <text:p text:style-name="P20">El cable Ethernet típicamente contiene varios hilos de cobre que se utilizan para transmitir datos a través de señales eléctricas. Existen diferentes categorías de cables Ethernet, como Cat5e, Cat6, Cat6a, y Cat7, cada una con capacidades de velocidad y rendimiento específicas. La elección del tipo de cable dependerá de los requisitos de velocidad y ancho de banda de la red.</text:p>
      <text:p text:style-name="P20">El propósito principal de un cable Ethernet es permitir la comunicación de datos entre dispositivos en una red local. Al conectar dispositivos mediante cables Ethernet, se establece una conexión confiable y rápida que permite la transferencia de datos, acceso a recursos compartidos, conexión a Internet y otras funciones de red. Además, los cables Ethernet son comúnmente utilizados para establecer conexiones cableadas más estables y seguras en comparación con las conexiones inalámbricas, especialmente en entornos donde se requiere un rendimiento consistente y de alta velocidad.</text:p>
      <text:p text:style-name="P21"><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21">Tú</text:p>
      <text:p text:style-name="P21">¿Qué es el cable de par trenzado? ¿qué efecto físico atenúa con el "trenzado"?</text:p>
      <text:p text:style-name="P19">ChatGPT</text:p>
      <text:p text:style-name="P20">El cable de par trenzado es un tipo de cable utilizado comúnmente en redes de comunicación para transmitir datos. Consiste en dos hilos conductores aislados que están trenzados entre sí a lo largo de su longitud. Cada uno de estos hilos lleva una señal eléctrica, y el trenzado tiene varios propósitos importantes en términos de rendimiento y atenuación de interferencias.</text:p>
      <text:p text:style-name="P20">El efecto físico clave que se atenúa mediante el trenzado de los cables es la interferencia electromagnética (EMI) y la interferencia de radiofrecuencia (RFI). Aquí hay algunas razones y detalles sobre cómo el trenzado ayuda a mitigar estos problemas:</text:p>
      <text:list text:style-name="L5">
        <text:list-item>
          <text:p text:style-name="P30"><text:span text:style-name="Strong_20_Emphasis"><text:span text:style-name="T2">Cancelación de interferencias:</text:span></text:span></text:p>
          <text:list>
            <text:list-item>
              <text:p text:style-name="P22"><text:soft-page-break/>Cuando los cables están trenzados, las corrientes de señales eléctricas que fluyen en direcciones opuestas generan campos magnéticos que se cancelan entre sí. Esto ayuda a reducir la interferencia electromagnética y minimiza la posibilidad de que las señales de un par afecten negativamente a otro par cercano.</text:p>
            </text:list-item>
          </text:list>
        </text:list-item>
        <text:list-item>
          <text:p text:style-name="P30"><text:span text:style-name="Strong_20_Emphasis"><text:span text:style-name="T2">Atenuación del acoplamiento inductivo:</text:span></text:span></text:p>
          <text:list>
            <text:list-item>
              <text:p text:style-name="P22">El trenzado del cable también ayuda a atenuar el acoplamiento inductivo entre pares cercanos. Esto significa que, al trenzar los hilos, se reduce la probabilidad de que las señales de un par se induzcan en otro par cercano, lo que puede resultar en interferencia.</text:p>
            </text:list-item>
          </text:list>
        </text:list-item>
        <text:list-item>
          <text:p text:style-name="P30"><text:span text:style-name="Strong_20_Emphasis"><text:span text:style-name="T2">Reducción de la diafonía (crosstalk):</text:span></text:span></text:p>
          <text:list>
            <text:list-item>
              <text:p text:style-name="P22">La diafonía es la interferencia no deseada que ocurre entre los pares de cables. El trenzado reduce la diafonía al disminuir la probabilidad de que las señales de un par de cables interfieran con las señales de otros pares cercanos.</text:p>
            </text:list-item>
          </text:list>
        </text:list-item>
        <text:list-item>
          <text:p text:style-name="P30"><text:span text:style-name="Strong_20_Emphasis"><text:span text:style-name="T2">Protección contra interferencias externas:</text:span></text:span></text:p>
          <text:list>
            <text:list-item>
              <text:p text:style-name="P23">Además de atenuar las interferencias generadas internamente, el trenzado también proporciona cierta protección contra interferencias externas, como las generadas por otros dispositivos electrónicos o fuentes de ruido electromagnético en el entorno.</text:p>
            </text:list-item>
          </text:list>
        </text:list-item>
      </text:list>
      <text:p text:style-name="P20">En resumen, el trenzado en el cable de par trenzado ayuda a mejorar la calidad de la transmisión de datos al reducir las interferencias electromagnéticas y minimizar el acoplamiento inductivo entre los pares de cables. Este diseño hace que el cable de par trenzado sea una elección eficaz para la transmisión de datos en entornos donde se busca una comunicación fiable y libre de interferencias.</text:p>
      <text:p text:style-name="P21"><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21">Tú</text:p>
      <text:p text:style-name="P21">¿la cantidad de trenzados influye en la categoría del cable? ¿La categoría del cable define las velocidades máximas alcanzadas? el tipo de ethernet en realidad. Creame un listado en formato tabla con los diferentes protocolos ethernet, velocidas y requerimientos de hardaware como la categoría del cable UTP</text:p>
      <text:p text:style-name="P19">ChatGPT</text:p>
      <text:p text:style-name="P20">Sí, la cantidad de trenzados y la categoría del cable Ethernet están directamente relacionadas. La categoría del cable define las especificaciones y la calidad del cable, y esto, a su vez, afecta las velocidades máximas que se pueden alcanzar. Aquí hay un listado en formato de tabla que proporciona información sobre diferentes protocolos Ethernet, velocidades y las categorías de cable UTP (Unshielded Twisted Pair) asociadas:</text:p>
      <text:p text:style-name="P4">plaintextCopy code</text:p>
      <text:p text:style-name="P3"><text:soft-page-break/><text:span text:style-name="Source_20_Text"><text:span text:style-name="T2">+------------------------+--------------------------+-------------------------+</text:span></text:span></text:p>
      <text:p text:style-name="P6"><text:span text:style-name="Source_20_Text"><text:span text:style-name="T2">| Protocolo Ethernet <text:s text:c="4"/>| Velocidad máxima <text:s text:c="8"/>| Categoría de cable UTP <text:s/>|</text:span></text:span></text:p>
      <text:p text:style-name="P6"><text:span text:style-name="Source_20_Text"><text:span text:style-name="T2">+------------------------+--------------------------+-------------------------+</text:span></text:span></text:p>
      <text:p text:style-name="P6"><text:span text:style-name="Source_20_Text"><text:span text:style-name="T2">| 10BASE-T <text:s text:c="15"/>| 10 Mbps <text:s text:c="17"/>| Cat3 <text:s text:c="19"/>|</text:span></text:span></text:p>
      <text:p text:style-name="P6"><text:span text:style-name="Source_20_Text"><text:span text:style-name="T2">| 100BASE-TX <text:s text:c="13"/>| 100 Mbps <text:s text:c="16"/>| Cat5e <text:s text:c="18"/>|</text:span></text:span></text:p>
      <text:p text:style-name="P6"><text:span text:style-name="Source_20_Text"><text:span text:style-name="T2">| 1000BASE-T (Gigabit) <text:s text:c="3"/>| 1 Gbps (1000 Mbps) <text:s text:c="6"/>| Cat5e o Cat6 <text:s text:c="11"/>|</text:span></text:span></text:p>
      <text:p text:style-name="P6"><text:span text:style-name="Source_20_Text"><text:span text:style-name="T2">| 2.5GBASE-T <text:s text:c="13"/>| 2.5 Gbps <text:s text:c="16"/>| Cat5e o Cat6 <text:s text:c="11"/>|</text:span></text:span></text:p>
      <text:p text:style-name="P6"><text:span text:style-name="Source_20_Text"><text:span text:style-name="T2">| 5GBASE-T <text:s text:c="15"/>| 5 Gbps <text:s text:c="18"/>| Cat5e o Cat6 <text:s text:c="11"/>|</text:span></text:span></text:p>
      <text:p text:style-name="P6"><text:span text:style-name="Source_20_Text"><text:span text:style-name="T2">| 10GBASE-T <text:s text:c="14"/>| 10 Gbps <text:s text:c="17"/>| Cat6a o Cat7 <text:s text:c="11"/>|</text:span></text:span></text:p>
      <text:p text:style-name="P6"><text:span text:style-name="Source_20_Text"><text:span text:style-name="T2">| 25GBASE-T <text:s text:c="14"/>| 25 Gbps <text:s text:c="17"/>| Cat8 <text:s text:c="19"/>|</text:span></text:span></text:p>
      <text:p text:style-name="P6"><text:span text:style-name="Source_20_Text"><text:span text:style-name="T2">| 40GBASE-T <text:s text:c="14"/>| 40 Gbps <text:s text:c="17"/>| Cat8 <text:s text:c="19"/>|</text:span></text:span></text:p>
      <text:p text:style-name="P6"><text:span text:style-name="Source_20_Text"><text:span text:style-name="T2">| 100GBASE-T <text:s text:c="13"/>| 100 Gbps <text:s text:c="16"/>| Cat8 <text:s text:c="19"/>|</text:span></text:span></text:p>
      <text:p text:style-name="P6"><text:span text:style-name="Source_20_Text"><text:span text:style-name="T2">| 200GBASE-T <text:s text:c="13"/>| 200 Gbps <text:s text:c="16"/>| Cat8 <text:s text:c="19"/>|</text:span></text:span></text:p>
      <text:p text:style-name="P6"><text:span text:style-name="Source_20_Text"><text:span text:style-name="T2">| 400GBASE-T <text:s text:c="13"/>| 400 Gbps <text:s text:c="16"/>| Cat8 <text:s text:c="19"/>|</text:span></text:span></text:p>
      <text:p text:style-name="P5"><text:span text:style-name="Source_20_Text"><text:span text:style-name="T2">+------------------------+--------------------------+-------------------------+</text:span></text:span></text:p>
      <text:p text:style-name="P20">Notas:</text:p>
      <text:list text:style-name="L6">
        <text:list-item>
          <text:p text:style-name="P24">Las categorías de cables Cat5e, Cat6, Cat6a, Cat7 y Cat8 son estándares comunes en la industria, y cada una tiene especificaciones mejoradas en comparación con la anterior.</text:p>
        </text:list-item>
        <text:list-item>
          <text:p text:style-name="P24">Siempre es recomendable utilizar cables de una categoría igual o superior a la requerida para asegurar el rendimiento óptimo de la red.</text:p>
        </text:list-item>
        <text:list-item>
          <text:p text:style-name="P25">Los cables Cat5e pueden admitir velocidades de hasta 1 Gbps, pero los cables Cat6 son preferidos para asegurar el rendimiento en entornos Gigabit y superiores.</text:p>
        </text:list-item>
      </text:list>
      <text:p text:style-name="P20">Es importante tener en cuenta que la elección del cable dependerá de la velocidad que se desea alcanzar en la red, y utilizar un cable de categoría adecuada es esencial para garantizar un rendimiento óptimo.</text:p>
      <text:p text:style-name="P21"><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21">Tú</text:p>
      <text:p text:style-name="P21">Indica qué es la TIA y cuales son sus estándares de conexión rj45 y recomendaciones</text:p>
      <text:p text:style-name="P19">ChatGPT</text:p>
      <text:p text:style-name="P20"><text:soft-page-break/>La TIA (Telecommunications Industry Association) es una organización estadounidense que desarrolla estándares para la industria de las telecomunicaciones. La TIA emite estándares que abarcan diversos aspectos de las telecomunicaciones, incluidos los relacionados con cables y conexiones. En el contexto de los estándares de conexión RJ45, la TIA ha establecido pautas para las instalaciones de cableado estructurado.</text:p>
      <text:h text:style-name="P2" text:outline-level="3">Estándares de Conexión RJ45 de la TIA:</text:h>
      <text:list text:style-name="L7">
        <text:list-item>
          <text:p text:style-name="P31"><text:span text:style-name="Strong_20_Emphasis"><text:span text:style-name="T2">TIA-568-A y TIA-568-B:</text:span></text:span></text:p>
          <text:list>
            <text:list-item>
              <text:p text:style-name="P26">Estos son estándares para cableado de telecomunicaciones genérico y especifican las características del sistema de cableado estructurado, incluidas las conexiones RJ45. Ambos estándares definen la disposición de los pines en los conectores RJ45 para la conexión de cables de par trenzado.</text:p>
            </text:list-item>
          </text:list>
        </text:list-item>
        <text:list-item>
          <text:p text:style-name="P31"><text:span text:style-name="Strong_20_Emphasis"><text:span text:style-name="T2">TIA-568-C.2 (Cat5e):</text:span></text:span></text:p>
          <text:list>
            <text:list-item>
              <text:p text:style-name="P26">Este estándar se centra en los cables de par trenzado y establece las especificaciones para la categoría 5e. La TIA-568-C.2 es relevante para conexiones Gigabit Ethernet y ofrece mejoras en comparación con las versiones anteriores para minimizar la diafonía y garantizar el rendimiento.</text:p>
            </text:list-item>
          </text:list>
        </text:list-item>
        <text:list-item>
          <text:p text:style-name="P31"><text:span text:style-name="Strong_20_Emphasis"><text:span text:style-name="T2">TIA-568-C.1 (Cat6):</text:span></text:span></text:p>
          <text:list>
            <text:list-item>
              <text:p text:style-name="P26">Este estándar se enfoca en cables de categoría 6 y especifica los requisitos para el rendimiento y la capacidad de transmisión para redes de hasta 1 Gbps. Ofrece mejoras en comparación con Cat5e.</text:p>
            </text:list-item>
          </text:list>
        </text:list-item>
        <text:list-item>
          <text:p text:style-name="P31"><text:span text:style-name="Strong_20_Emphasis"><text:span text:style-name="T2">TIA-568-C.2 (Cat6a):</text:span></text:span></text:p>
          <text:list>
            <text:list-item>
              <text:p text:style-name="P26">Este estándar se refiere a cables de categoría 6a y proporciona especificaciones para redes de hasta 10 Gbps. Cat6a incluye mejoras en el rendimiento y blindaje adicional para reducir la diafonía.</text:p>
            </text:list-item>
          </text:list>
        </text:list-item>
        <text:list-item>
          <text:p text:style-name="P31"><text:span text:style-name="Strong_20_Emphasis"><text:span text:style-name="T2">TIA-568-C.2 (Cat7):</text:span></text:span></text:p>
          <text:list>
            <text:list-item>
              <text:p text:style-name="P27">Este estándar aborda cables de categoría 7, diseñados para admitir velocidades de hasta 10 Gbps y proporcionar una mayor protección contra la interferencia electromagnética (EMI) debido a su blindaje más efectivo.</text:p>
            </text:list-item>
          </text:list>
        </text:list-item>
      </text:list>
      <text:h text:style-name="P2" text:outline-level="3">Recomendaciones de la TIA para Instalaciones:</text:h>
      <text:list text:style-name="L8">
        <text:list-item>
          <text:p text:style-name="P32"><text:span text:style-name="Strong_20_Emphasis"><text:span text:style-name="T2">Cableado Estructurado:</text:span></text:span></text:p>
          <text:list>
            <text:list-item>
              <text:p text:style-name="P28"><text:soft-page-break/>La TIA recomienda el uso de sistemas de cableado estructurado para facilitar la administración, el mantenimiento y las futuras actualizaciones.</text:p>
            </text:list-item>
          </text:list>
        </text:list-item>
        <text:list-item>
          <text:p text:style-name="P32"><text:span text:style-name="Strong_20_Emphasis"><text:span text:style-name="T2">Organización de Cables:</text:span></text:span></text:p>
          <text:list>
            <text:list-item>
              <text:p text:style-name="P28">Se sugiere el uso de etiquetas y sistemas de colores para organizar y documentar los cables de manera eficiente.</text:p>
            </text:list-item>
          </text:list>
        </text:list-item>
        <text:list-item>
          <text:p text:style-name="P32"><text:span text:style-name="Strong_20_Emphasis"><text:span text:style-name="T2">Pruebas y Certificación:</text:span></text:span></text:p>
          <text:list>
            <text:list-item>
              <text:p text:style-name="P28">La TIA aconseja realizar pruebas de rendimiento y certificación después de la instalación para garantizar que el sistema cumpla con los estándares y las especificaciones.</text:p>
            </text:list-item>
          </text:list>
        </text:list-item>
        <text:list-item>
          <text:p text:style-name="P32"><text:span text:style-name="Strong_20_Emphasis"><text:span text:style-name="T2">Distancias y Limitaciones:</text:span></text:span></text:p>
          <text:list>
            <text:list-item>
              <text:p text:style-name="P29">Proporciona pautas sobre la longitud máxima de cable permitida para garantizar un rendimiento adecuado.</text:p>
            </text:list-item>
          </text:list>
        </text:list-item>
      </text:list>
      <text:p text:style-name="P20">Al seguir los estándares y recomendaciones de la TIA, las instalaciones de cableado pueden lograr un rendimiento óptimo y una mayor fiabilidad en las redes de telecomunicaciones.</text:p>
      <text:p text:style-name="P21"><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21">Tú</text:p>
      <text:p text:style-name="P21">define los colores del cableado UTP en su conexión con rj45 en los stándares 568 A y B</text:p>
      <text:p text:style-name="P19">ChatGPT</text:p>
      <text:p text:style-name="P20">Los estándares TIA/EIA-568-A y TIA/EIA-568-B especifican las asignaciones de colores para el cableado UTP (Unshielded Twisted Pair) en la conexión RJ45. Estas asignaciones se refieren a la disposición de los pines en el conector RJ45. Aquí tienes las asignaciones de colores para ambos estándares:</text:p>
      <text:h text:style-name="P2" text:outline-level="3">TIA/EIA-568-A:</text:h>
      <text:p text:style-name="P4"/>
      <text:p text:style-name="P3"><text:span text:style-name="Source_20_Text"><text:span text:style-name="T2">Pin 1: Blanco y Verde</text:span></text:span></text:p>
      <text:p text:style-name="P6"><text:span text:style-name="Source_20_Text"><text:span text:style-name="T2">Pin 2: Verde</text:span></text:span></text:p>
      <text:p text:style-name="P6"><text:span text:style-name="Source_20_Text"><text:span text:style-name="T2">Pin 3: Blanco y Naranja</text:span></text:span></text:p>
      <text:p text:style-name="P6"><text:span text:style-name="Source_20_Text"><text:span text:style-name="T2">Pin 4: Azul</text:span></text:span></text:p>
      <text:p text:style-name="P6"><text:span text:style-name="Source_20_Text"><text:span text:style-name="T2">Pin 5: Blanco y Azul</text:span></text:span></text:p>
      <text:p text:style-name="P6"><text:span text:style-name="Source_20_Text"><text:span text:style-name="T2">Pin 6: Naranja</text:span></text:span></text:p>
      <text:p text:style-name="P6"><text:span text:style-name="Source_20_Text"><text:span text:style-name="T2">Pin 7: Blanco y Café</text:span></text:span></text:p>
      <text:p text:style-name="P5"><text:span text:style-name="Source_20_Text"><text:span text:style-name="T2">Pin 8: Café</text:span></text:span></text:p>
      <text:h text:style-name="P2" text:outline-level="3">TIA/EIA-568-B:</text:h>
      <text:p text:style-name="P4"/>
      <text:p text:style-name="P3"><text:span text:style-name="Source_20_Text"><text:span text:style-name="T2">Pin 1: Blanco y Naranja</text:span></text:span></text:p>
      <text:p text:style-name="P6"><text:soft-page-break/><text:span text:style-name="Source_20_Text"><text:span text:style-name="T2">Pin 2: Naranja</text:span></text:span></text:p>
      <text:p text:style-name="P6"><text:span text:style-name="Source_20_Text"><text:span text:style-name="T2">Pin 3: Blanco y Verde</text:span></text:span></text:p>
      <text:p text:style-name="P6"><text:span text:style-name="Source_20_Text"><text:span text:style-name="T2">Pin 4: Azul</text:span></text:span></text:p>
      <text:p text:style-name="P6"><text:span text:style-name="Source_20_Text"><text:span text:style-name="T2">Pin 5: Blanco y Azul</text:span></text:span></text:p>
      <text:p text:style-name="P6"><text:span text:style-name="Source_20_Text"><text:span text:style-name="T2">Pin 6: Verde</text:span></text:span></text:p>
      <text:p text:style-name="P6"><text:span text:style-name="Source_20_Text"><text:span text:style-name="T2">Pin 7: Blanco y Café</text:span></text:span></text:p>
      <text:p text:style-name="P5"><text:span text:style-name="Source_20_Text"><text:span text:style-name="T2">Pin 8: Café</text:span></text:span></text:p>
      <text:p text:style-name="P20">Ambos estándares son comúnmente utilizados, y la elección entre ellos generalmente depende de la preferencia del instalador o de los requisitos específicos del sistema. La clave es mantener la consistencia: tanto los extremos del cable como los conectores RJ45 en ambos extremos deben seguir el mismo estándar para garantizar una conexión correcta y un rendimiento óptimo. La asignación de colores se aplica principalmente a los cables de par trenzado utilizados en las conexiones Ethernet.</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ce style:name="Noto Serif CJK SC1"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E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7:27:12.939018222</meta:creation-date>
    <meta:generator>LibreOffice/7.6.2.1$Linux_X86_64 LibreOffice_project/56f7684011345957bbf33a7ee678afaf4d2ba333</meta:generator>
    <dc:date>2024-02-05T18:18:52.700079073</dc:date>
    <meta:editing-duration>PT51M39S</meta:editing-duration>
    <meta:editing-cycles>3</meta:editing-cycles>
    <meta:document-statistic meta:table-count="0" meta:image-count="4" meta:object-count="0" meta:page-count="8" meta:paragraph-count="140" meta:word-count="1903" meta:character-count="12884" meta:non-whitespace-character-count="10681"/>
  </office:meta>
</office:document-meta>
</file>